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style:font-face style:name="Tahoma1" svg:font-family="Tahoma"/>
    <style:font-face style:name="arial" svg:font-family="arial, helvetica, sans-serif"/>
    <style:font-face style:name="courier new" svg:font-family="'courier new', courier, 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332cm" style:line-height-at-least="0.552cm" fo:orphans="2" fo:widows="2" fo:text-indent="0cm" style:auto-text-indent="false"/>
      <style:text-properties fo:font-variant="normal" fo:text-transform="none" fo:color="#727272" style:font-name="Roboto" fo:font-size="14pt" fo:letter-spacing="normal" fo:font-style="normal" fo:font-weight="normal"/>
    </style:style>
    <style:style style:name="P2" style:family="paragraph" style:parent-style-name="Text_20_body">
      <style:paragraph-properties fo:margin-left="0cm" fo:margin-right="0cm" fo:margin-top="0cm" fo:margin-bottom="0.332cm" style:line-height-at-least="0.552cm" fo:orphans="2" fo:widows="2" fo:text-indent="0cm" style:auto-text-indent="false"/>
    </style:style>
    <style:style style:name="P3" style:family="paragraph" style:parent-style-name="Text_20_body" style:list-style-name="L1">
      <style:paragraph-properties fo:margin-left="0cm" fo:margin-right="0cm" fo:margin-top="0cm" fo:margin-bottom="0.155cm" style:line-height-at-least="0.441cm" fo:orphans="2" fo:widows="2" fo:text-indent="0cm" style:auto-text-indent="false"/>
    </style:style>
    <style:style style:name="P4" style:family="paragraph" style:parent-style-name="Heading_20_3">
      <style:paragraph-properties fo:margin-left="0cm" fo:margin-right="0cm" fo:margin-top="0cm" fo:margin-bottom="0.441cm" style:line-height-at-least="0.928cm" fo:orphans="2" fo:widows="2" fo:text-indent="0cm" style:auto-text-indent="false"/>
    </style:style>
    <style:style style:name="T1" style:family="text">
      <style:text-properties fo:font-variant="normal" fo:text-transform="none" fo:color="#727272" style:font-name="Roboto" fo:font-size="14pt" fo:letter-spacing="normal" fo:font-style="normal" fo:font-weight="normal"/>
    </style:style>
    <style:style style:name="T2" style:family="text">
      <style:text-properties fo:font-variant="normal" fo:text-transform="none" fo:color="#727272" style:font-name="courier new" fo:font-size="14pt" fo:letter-spacing="normal" fo:font-style="normal" fo:font-weight="bold"/>
    </style:style>
    <style:style style:name="T3" style:family="text">
      <style:text-properties fo:font-variant="normal" fo:text-transform="none" fo:color="#727272" style:font-name="arial" fo:font-size="14pt" fo:letter-spacing="normal" fo:font-style="normal" fo:font-weight="normal"/>
    </style:style>
    <style:style style:name="T4" style:family="text">
      <style:text-properties fo:font-variant="normal" fo:text-transform="none" fo:color="#22a1c4" style:text-line-through-style="none" style:font-name="Roboto" fo:font-size="14pt" fo:letter-spacing="normal" fo:font-style="normal" style:text-underline-style="none" fo:font-weight="normal" style:text-blinking="false" fo:background-color="transparent"/>
    </style:style>
    <style:style style:name="T5" style:family="text">
      <style:text-properties fo:font-variant="normal" fo:text-transform="none" fo:color="#428bca" style:text-line-through-style="none" style:font-name="Roboto" fo:font-size="21.2999992370605pt" fo:letter-spacing="normal" fo:font-style="normal" style:text-underline-style="none" fo:font-weight="normal" style:text-blinking="false" fo:background-color="transparen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iosk con RaspBerry PI3</text:h>
      <text:p text:style-name="P1">Un chiosco è un personal computer in cui sono stati disabilitati tutti i comandi ed i menu. Al suo avvio viene lanciata un applicazione. Nel mio caso ho voluto attivare un browser per visualizzare una pagina specifica ma modificando lo script è possibile lanciare un altra applicazione oppure installare un server web in cui vengono memorizzate delle pagine per una presentazione oppure per realizzare un ambiente virtuale da cui prendere informazioni. Si prenda come esempio i dispositivi installati nelle mostre e musei oppure un semplice Bancomat od una SmartTV.</text:p>
      <text:p text:style-name="P1">L’idea di realizzare un chiosco con Raspberry mi è venuta in quanto questo dispositivo è molto economico, ha ridotte dimensioni ed ha un consumo energetico molto basso.</text:p>
      <text:p text:style-name="P1">Lo script che propongo è molto semplice e senz’altro potrebbe essere automatizzato meglio proponendo all’utente alcune variabili di configurazione che permettono al programma di realizzare un chiosco maggiormente personalizzabile.</text:p>
      <text:p text:style-name="P2"><text:span text:style-name="T1">Nel mio caso lanciando lo script dopo circa 1,5 ore (dipende dalla connessione) il chiosco visualizza la pagina del mio sito: </text:span><text:a xlink:type="simple" xlink:href="http://www.netlivein.it/" text:style-name="Internet_20_link" text:visited-style-name="Visited_20_Internet_20_Link"><text:span text:style-name="T4">http://www.netlivein.it</text:span></text:a></text:p>
      <text:p text:style-name="P1">Lo script è molto semplice e non contiene controlli pertanto prima di lanciarlo bisogna attenersi scrupolosamente alle istruzioni di seguito.</text:p>
      <text:list xml:id="list8058620300382603236" text:style-name="L1">
        <text:list-item>
          <text:p text:style-name="P3"><text:span text:style-name="T1">Scaricare, estrarre e copiare su una scheda SD l’ultima versione di raspibian versione Lite (No desktop) disponibile al seguente link </text:span><text:a xlink:type="simple" xlink:href="https://downloads.raspberrypi.org/raspbian_lite_latest" text:style-name="Internet_20_link" text:visited-style-name="Visited_20_Internet_20_Link"><text:span text:style-name="T4">https://downloads.raspberrypi.org/raspbian_lite_latest</text:span></text:a></text:p>
        </text:list-item>
        <text:list-item>
          <text:p text:style-name="P3"><text:span text:style-name="T1">Inserire la scheda SD nel Raspberry, accenderlo e lanciare il comando </text:span><text:span text:style-name="Strong_20_Emphasis"><text:span text:style-name="T2">$sudo raspi-config</text:span></text:span><text:span text:style-name="T1"> per espandere il file system e far avviare la macchina con autoLogin da Consolle. Le eventuali altre configurazioni possono essere anche personalizzate successivamente in quanto lo script presenta la schermata di configurazione. Si raccomanda di modificare la password dell’utente pi che nell’immagine è rasberry</text:span></text:p>
        </text:list-item>
        <text:list-item>
          <text:p text:style-name="P3"><text:span text:style-name="T1">Dopo aver effettuato le modifiche di configurazione ed effettuato il riavvio, creare un file di script nella home dell’utente pi con il comando </text:span><text:span text:style-name="Strong_20_Emphasis"><text:span text:style-name="T2">$ nano kiosco.sh</text:span></text:span><text:span text:style-name="T1"> e copiarci dentro tutte le istruzioni reperibili al seguente link: </text:span><text:a xlink:type="simple" xlink:href="http://www.netlivein.it/wordpress/wp-content/uploads/2018/03/CreareKioskV2.0.txt" text:style-name="Internet_20_link" text:visited-style-name="Visited_20_Internet_20_Link"><text:span text:style-name="T4">CreareKioskV2.0</text:span></text:a></text:p>
        </text:list-item>
        <text:list-item>
          <text:p text:style-name="P3"><text:span text:style-name="T1">Di seguito bisogna rendere eseguibile lo script: </text:span><text:span text:style-name="Strong_20_Emphasis"><text:span text:style-name="T2">$sudo chmod +x  kiosco.sh</text:span></text:span></text:p>
        </text:list-item>
        <text:list-item>
          <text:p text:style-name="P3"><text:soft-page-break/><text:span text:style-name="T1">Infine eseguire lo script: </text:span><text:span text:style-name="Strong_20_Emphasis"><text:span text:style-name="T2">$sudo ./kiosco.sh. </text:span></text:span><text:span text:style-name="T3">Dopo circa 1,5 ore il dispositivo dovrebbe riavviarvi  in modalità chiosco visualizzando la pagina che è stata scelta nello script. Se durante l’esecuzione dello script si sono fatte delle modifiche con il file di configurazione di Raspberry in qui viene chiesto un riavvio, rilanciare il comando </text:span><text:span text:style-name="Strong_20_Emphasis"><text:span text:style-name="T2">$sudo ./kiosco.sh </text:span></text:span><text:span text:style-name="T3">per proseguire con l’installazione.</text:span></text:p>
        </text:list-item>
      </text:list>
      <text:h text:style-name="P4" text:outline-level="3"><text:a xlink:type="simple" xlink:href="http://www.netlivein.it/wordpress/wp-content/uploads/2018/03/CreareKioskV2.0.txt" text:style-name="Internet_20_link" text:visited-style-name="Visited_20_Internet_20_Link"><text:span text:style-name="T5">Versione 1.0.0</text:span></text:a></text:h>
      <text:h text:style-name="P4" text:outline-level="3"><text:a xlink:type="simple" xlink:href="http://www.netlivein.it/wordpress/wp-content/uploads/2018/03/kiosk.txt" text:style-name="Internet_20_link" text:visited-style-name="Visited_20_Internet_20_Link"><text:span text:style-name="T5">Versione 1.0.1 con server web</text:span></text:a></text:h>
      <text:h text:style-name="P4" text:outline-level="3"><text:a xlink:type="simple" xlink:href="http://www.netlivein.it/wordpress/wp-content/uploads/2018/03/CreareKioskV3.0.txt" text:style-name="Internet_20_link" text:visited-style-name="Visited_20_Internet_20_Link"><text:span text:style-name="T5">Versione 1.0.2 SlideShow (cornice digitale)</text:span></text:a></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style:font-face style:name="Tahoma1" svg:font-family="Tahoma"/>
    <style:font-face style:name="arial" svg:font-family="arial, helvetica, sans-serif"/>
    <style:font-face style:name="courier new" svg:font-family="'courier new', courier, 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5S</meta:editing-duration>
    <meta:editing-cycles>3</meta:editing-cycles>
    <meta:generator>OpenOffice/4.1.5$Win32 OpenOffice.org_project/415m1$Build-9789</meta:generator>
    <dc:date>2018-04-11T20:35:10.69</dc:date>
    <meta:document-statistic meta:table-count="0" meta:image-count="0" meta:object-count="0" meta:page-count="2" meta:paragraph-count="14" meta:word-count="392" meta:character-count="2674"/>
    <meta:user-defined meta:name="Info 1"/>
    <meta:user-defined meta:name="Info 2"/>
    <meta:user-defined meta:name="Info 3"/>
    <meta:user-defined meta:name="Info 4"/>
  </office:meta>
</office:document-meta>
</file>